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3">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8" style:family="paragraph" style:parent-style-name="Text_20_body" style:list-style-name="L1">
      <style:paragraph-properties fo:margin-top="0cm" fo:margin-bottom="0.265cm" style:contextual-spacing="false"/>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0"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1"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Preformatted_20_Text">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13" style:family="paragraph" style:parent-style-name="Preformatted_20_Text">
      <style:paragraph-properties fo:margin-top="0cm" fo:margin-bottom="0.265cm" style:contextual-spacing="false" fo:background-color="#ffffd0" fo:padding="0.049cm" fo:border="0.06pt solid #c0c0c0">
        <style:background-image/>
      </style:paragraph-properties>
    </style:style>
    <style:style style:name="P14"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T1" style:family="text">
      <style:text-properties fo:font-variant="normal" fo:text-transform="none" fo:color="#000000" style:font-name="sans-serif" fo:font-size="14pt" fo:letter-spacing="normal" fo:font-style="normal" fo:font-weight="normal"/>
    </style:style>
    <style:style style:name="T2" style:family="text">
      <style:text-properties fo:font-variant="normal" fo:text-transform="none" fo:color="#000000" style:font-name="sans-serif" fo:font-size="14pt" fo:letter-spacing="normal" fo:font-style="normal" fo:font-weight="normal" fo:padding="0.049cm" fo:border="0.06pt dotted #000000"/>
    </style:style>
    <style:style style:name="T3"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6" style:family="text">
      <style:text-properties fo:font-variant="normal" fo:text-transform="none" fo:color="#000000" style:font-name="Courier New" fo:font-size="14pt" fo:letter-spacing="normal" fo:font-style="normal" fo:font-weight="normal" fo:background-color="#c0c0c0" loext:char-shading-value="0"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2<text:line-break/>Running Python and Python Code</text:h>
      <text:p text:style-name="P3"><text:span text:style-name="T1">[</text:span><text:a xlink:type="simple" xlink:href="http://www.cbio.uct.ac.za/~gustavo/Lectures/Python/James/basic_concepts.html"><text:span text:style-name="T3">Prev: Basic Concepts</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output.html"><text:span text:style-name="T3">Next: Basic Output</text:span></text:a><text:span text:style-name="T1">]</text:span></text:p>
      <text:h text:style-name="P11" text:outline-level="2">Starting the interactive shell</text:h>
      <text:p text:style-name="P4">Starting python is easy.</text:p>
      <text:list xml:id="list8906812088935954091" text:style-name="L1">
        <text:list-item>
          <text:p text:style-name="P5">If you are using Windows, don't!</text:p>
        </text:list-item>
        <text:list-item>
          <text:p text:style-name="P5">If you really insist, then click on Start</text:p>
        </text:list-item>
        <text:list-item>
          <text:p text:style-name="P5">Click on Run</text:p>
        </text:list-item>
        <text:list-item>
          <text:p text:style-name="P8"><text:span text:style-name="T1">Type in </text:span><text:span text:style-name="Source_20_Text"><text:span text:style-name="T6">cmd</text:span></text:span><text:span text:style-name="T1"> and press Enter</text:span></text:p>
        </text:list-item>
        <text:list-item>
          <text:p text:style-name="P8"><text:span text:style-name="T1">Type </text:span><text:span text:style-name="Source_20_Text"><text:span text:style-name="T6">python</text:span></text:span><text:span text:style-name="T1"> and press Enter.</text:span></text:p>
        </text:list-item>
      </text:list>
      <text:p text:style-name="P2"><text:span text:style-name="T1">Similarly from a terminal in Linux simply type </text:span><text:span text:style-name="Source_20_Text"><text:span text:style-name="T6">python</text:span></text:span><text:span text:style-name="T1"> and press Enter.</text:span></text:p>
      <text:p text:style-name="P12">Python 2.4.3 (#1, Oct <text:s text:c="2"/>2 2006, 21:50:13) </text:p>
      <text:p text:style-name="P12">[GCC 3.4.6 (Gentoo 3.4.6-r1, ssp-3.4.5-1.0, pie-8.7.9)] on linux2</text:p>
      <text:p text:style-name="P12">Type "help", "copyright", "credits" or "license" for more information.</text:p>
      <text:p text:style-name="P12">&gt;&gt;&gt;</text:p>
      <text:p text:style-name="P2"><text:span text:style-name="T1">What you see now is known as the python interactive shell. The first line tells you what version of python you are running. The second line gives you some information about how this particular copy of python was built, and on what system it is running. The third line lists some commands you can use to get more information. Whilst in the interactive shell, you can enter python expressions and see their results immediately. Try it now, type in a simple mathematical expression such as </text:span><text:span text:style-name="Source_20_Text"><text:span text:style-name="T6">4 + 7</text:span></text:span><text:span text:style-name="T1">.</text:span></text:p>
      <text:p text:style-name="P14">&gt;&gt;&gt; 4 + 7</text:p>
      <text:p text:style-name="P14">11</text:p>
      <text:p text:style-name="P14">&gt;&gt;&gt;</text:p>
      <text:p text:style-name="P2"><text:span text:style-name="T1">As you can see, the answer or result of the expression, is printed out, and you are returned to the prompt "&gt;&gt;&gt;" Now try something different; type in </text:span><text:span text:style-name="Source_20_Text"><text:span text:style-name="T6">a = 2 + 7</text:span></text:span><text:span text:style-name="T1">.</text:span></text:p>
      <text:p text:style-name="P14"><text:soft-page-break/>&gt;&gt;&gt; a = 2 + 7</text:p>
      <text:p text:style-name="P14">&gt;&gt;&gt; a</text:p>
      <text:p text:style-name="P14">9</text:p>
      <text:p text:style-name="P14">&gt;&gt;&gt;</text:p>
      <text:p text:style-name="P2"><text:span text:style-name="T1">This should be somewhat familiar from the end of the basic concepts section, where we were assigning a value to a name. In this case the name is 'a' and the value is the result of '2 + 7'. Note that no value is printed out immediately after the assignment. The interactive shell always prints out the value of expressions, but not of statements. This means however that the labels to which we assign values, more correctly called </text:span><text:span text:style-name="Strong_20_Emphasis"><text:span text:style-name="T1">variables</text:span></text:span><text:span text:style-name="T1">, are expressions that evaluate to a value.</text:span></text:p>
      <text:p text:style-name="P4">To quit the interpreter in windows press CTRL-Z, and in Linux press CTRL-D.</text:p>
      <text:h text:style-name="P11" text:outline-level="2">Running a saved python Script</text:h>
      <text:p text:style-name="P2"><text:span text:style-name="T1">Whilst ideal as a calculator and for exploring new ideas quickly, it would be pretty tedious if we had to re-enter our program into the interactive shell every time we wanted to run it. So instead we can, and in fact most often will, save our program code to a file. Program source code is plain raw text. As such word processors like Microsoft Word, Wordperfect, Open Office etc... are not suitable to the task. I honestly and fervently recommend learning to use either </text:span><text:a xlink:type="simple" xlink:href="http://www.vim.org/"><text:span text:style-name="T4">Vim</text:span></text:a><text:span text:style-name="T1"> or </text:span><text:span text:style-name="T4">EMACS</text:span><text:span text:style-name="T1">. Both are available for both Windows and Linux, and are widely regarded as the two most powerful editors ever written. Both, however, have fairly steep learning curves, and it would be unwise to try to learn to program and use a new editor at the same time, so look for Idle which is specifically geared towards creating python programs, and comes with python. </text:span><text:a xlink:type="simple" xlink:href="http://www.eclipse.org/"><text:span text:style-name="T4">Eclipse</text:span></text:a><text:span text:style-name="T1"> might also be a comfortable choice, especially if you have used windows IDE's before. If you don't know what an IDE is, don't bother with Eclipse just yet.</text:span></text:p>
      <text:p text:style-name="P4">So now, instead of running the interactive shell, let's write our first python program. Create a new directory and in it create a new text file, call it 'first.py', and put the following into it</text:p>
      <text:p text:style-name="P14"><text:soft-page-break/>#My first python program</text:p>
      <text:p text:style-name="P14">4 + 7 #This should add two numbers and output the result</text:p>
      <text:p text:style-name="P14">a = 2 + 7</text:p>
      <text:p text:style-name="P14">a</text:p>
      <text:p text:style-name="P2"><text:span text:style-name="T1">Notice the first and second lines. They contain what are called </text:span><text:span text:style-name="Strong_20_Emphasis"><text:span text:style-name="T1">comments</text:span></text:span><text:span text:style-name="T1">. Any text following a hash character on a line in a python program is a comment, including the hash itself. Comments are completely ignored by python, and are there purely to annotate code and make things easier for humans reading the code. We use comments to place small reminders within the code for ourselves, or explain the logic behind particularly tricky sections, etc... As we progress through the course, you will find the code examples used sprinkled more and more liberally with comments explaining how they work.</text:span></text:p>
      <text:p text:style-name="P2"><text:span text:style-name="T1">Now it would be reasonable to expect that if we ran this program we would get the same results as given to us by the interactive shell. So let's try it. At your command prompt, change to the directory where you put 'first.py' and type </text:span><text:span text:style-name="Source_20_Text"><text:span text:style-name="T6">python first.py</text:span></text:span></text:p>
      <text:p text:style-name="P14">sirlark@hephaestus ~ $ python first.py </text:p>
      <text:p text:style-name="P14">sirlark@hephaestus ~ $</text:p>
      <text:p text:style-name="P4">No output? Nothing? The python interpreter (python), when called without a file name following, starts up in the interactive shell. Only then will it output the results of expressions entered. When invoked with a file name following, and that file contains python code, python will only produce output if explicitly told to do so. So we'll just make a quick modification to 'first.py'</text:p>
      <text:p text:style-name="P14">#My first python program</text:p>
      <text:p text:style-name="P14">4 + 7 #This should add two numbers and output the result</text:p>
      <text:p text:style-name="P14">a = 2 + 7</text:p>
      <text:p text:style-name="P14">print a</text:p>
      <text:p text:style-name="P14">sirlark@hephaestus ~ $ python first.py </text:p>
      <text:p text:style-name="P14">9</text:p>
      <text:p text:style-name="P14">sirlark@hephaestus ~ $</text:p>
      <text:p text:style-name="P4"><text:soft-page-break/>Ah, that's better. Again, you should recognise the print statement from the end of the basic concepts section. The print statement will be explained in greater detail the next section.</text:p>
      <text:p text:style-name="P2"><text:span text:style-name="T1">One more important consideration is that python is </text:span><text:span text:style-name="Strong_20_Emphasis"><text:span text:style-name="T1">case sensitive</text:span></text:span><text:span text:style-name="T1">. A variable 'a' and another variable 'A' are not the same, as illustrated below ...</text:span></text:p>
      <text:p text:style-name="P14">#This program illustrates how python is case sensitive</text:p>
      <text:p text:style-name="P13"/>
      <text:p text:style-name="P14">a = 3 #assign a the value 3</text:p>
      <text:p text:style-name="P14">A = "Hi" #assign A the value "Hi"</text:p>
      <text:p text:style-name="P13"/>
      <text:p text:style-name="P14">#check whether assigning to A has changed a</text:p>
      <text:p text:style-name="P14">print a</text:p>
      <text:p text:style-name="P13"/>
      <text:p text:style-name="P14">#check that A and a are still different</text:p>
      <text:p text:style-name="P14">print "A = ", A, " and <text:s/>a = ", a</text:p>
      <text:p text:style-name="P4">which produces as output</text:p>
      <text:p text:style-name="P14">3</text:p>
      <text:p text:style-name="P14">A = Hi <text:s/>and <text:s/>a = 3</text:p>
      <text:h text:style-name="P11" text:outline-level="2">Exercises</text:h>
      <text:list xml:id="list5490584340237596355" text:style-name="L2">
        <text:list-item>
          <text:p text:style-name="P6">How do you start the interactive shell (answer for your own operating system)?</text:p>
        </text:list-item>
        <text:list-item>
          <text:p text:style-name="P6">How do you exit the python interactive shell (answer for your own operating system)?</text:p>
        </text:list-item>
        <text:list-item>
          <text:p text:style-name="P6">Explain the difference between the command line (aka shell) and the python interactive shell.</text:p>
        </text:list-item>
        <text:list-item>
          <text:p text:style-name="P6">What is the command line used for?</text:p>
        </text:list-item>
        <text:list-item>
          <text:p text:style-name="P6">Can you load and run a python script from within the python interactive shell?</text:p>
        </text:list-item>
        <text:list-item>
          <text:p text:style-name="P6">How do you run a python script file from the command line?</text:p>
        </text:list-item>
      </text:list>
      <text:p text:style-name="P4">Consider the following lines code...</text:p>
      <text:p text:style-name="P14"><text:soft-page-break/>a = 9</text:p>
      <text:p text:style-name="P14">b = 3</text:p>
      <text:p text:style-name="P14">a/b</text:p>
      <text:list xml:id="list6315445985637512207" text:style-name="L3">
        <text:list-item>
          <text:p text:style-name="P7">For each of these three lines, which are expressions and which are statements?</text:p>
        </text:list-item>
        <text:list-item>
          <text:p text:style-name="P7">What will the output be if these lines are entered into the python interactive interpreter?</text:p>
        </text:list-item>
        <text:list-item>
          <text:p text:style-name="P7">What will the output be if I run these lines from a file/script?</text:p>
        </text:list-item>
        <text:list-item>
          <text:p text:style-name="P7">What changes need to be made to produce output when I run these lines from a file/script?</text:p>
        </text:list-item>
      </text:list>
      <text:p text:style-name="P3"><text:span text:style-name="T1">[</text:span><text:a xlink:type="simple" xlink:href="http://www.cbio.uct.ac.za/~gustavo/Lectures/Python/James/basic_concepts.html"><text:span text:style-name="T3">Prev: Basic Concepts</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basic_output.html"><text:span text:style-name="T3">Next: Basic Output</text:span></text:a><text:span text:style-name="T1">]</text:span></text:p>
      <text:p text:style-name="P9"><text:span text:style-name="T2">Copyright © James Dominy 2007-2008; Released under the </text:span><text:a xlink:type="simple" xlink:href="http://www.gnu.org/copyleft/fdl.html"><text:span text:style-name="T4">GNU Free Documentation License</text:span></text:a><text:span text:style-name="T2"><text:line-break/></text:span><text:a xlink:type="simple" xlink:href="http://www.cbio.uct.ac.za/~gustavo/Lectures/Python/James/intropython.tar.gz"><text:span text:style-name="T5">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04:55.005712246</meta:creation-date>
    <dc:date>2015-03-22T19:05:53.010918616</dc:date>
    <meta:editing-duration>P0D</meta:editing-duration>
    <meta:editing-cycles>1</meta:editing-cycles>
    <meta:document-statistic meta:table-count="0" meta:image-count="0" meta:object-count="0" meta:page-count="5" meta:paragraph-count="74" meta:word-count="1121" meta:character-count="6209" meta:non-whitespace-character-count="5167"/>
    <meta:generator>LibreOffice/4.2.7.2$Linux_X86_64 LibreOffice_project/420m0$Build-2</meta:generator>
  </office:meta>
</office:document-meta>
</file>